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idationModeDetector.hasOpeningTag(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ValidationModeDetector.endComment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ModeDetector.consume(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ValidationModeDetector.hasDoctyp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alidationModeDetector.commentToken( String line , String token , boolean inCommentIfPres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ValidationModeDetector.detectValidationMode( InputStream inputStrea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ValidationModeDetector.consumeCommentTokens( String li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ValidationModeDetector.startComment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